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0f807" officeooo:paragraph-rsid="0000f807"/>
    </style:style>
    <style:style style:name="P2" style:family="paragraph" style:parent-style-name="Text_20_body">
      <style:text-properties officeooo:rsid="0000f807" officeooo:paragraph-rsid="0000f807"/>
    </style:style>
    <style:style style:name="P3" style:family="paragraph" style:parent-style-name="Text_20_body">
      <style:text-properties officeooo:paragraph-rsid="0000f807"/>
    </style:style>
    <style:style style:name="T1" style:family="text">
      <style:text-properties fo:font-size="20pt" style:font-size-asian="20pt" style:font-size-complex="20pt"/>
    </style:style>
    <style:style style:name="T2" style:family="text">
      <style:text-properties officeooo:rsid="0000f807"/>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1 -)</text:span> İnterfaceleri isimlendirirken I harfi ile başlayabilir. Örneğin ISekil gibi.<text:line-break/><text:span text:style-name="Strong_20_Emphasis">2 -)</text:span> İnterfaceden implement edilen classların isimlerinin sonunda Impl olmalıdır. Örneğin UcgenImpl gibi</text:p>
      <text:p text:style-name="P3"><text:span text:style-name="Strong_20_Emphasis"><text:span text:style-name="T2">3 -)</text:span></text:span><text:span text:style-name="T2"> Herzaman olmamakla birlikte aşağıdaki örnekteki gibi durumlarda if/else yerine switch/case yapısı kullanmak kodumuzun daha performanslı çalışmasını sağlayacaktır.</text:span></text:p>
      <text:p text:style-name="Text_20_body"><text:span text:style-name="Strong_20_Emphasis">4 -)</text:span> Collection kullanımı için Array en hızlı, List orta, ArrayList en yavaşıdır.<text:line-break/><text:span text:style-name="Strong_20_Emphasis">5 -)</text:span> For ve Foreach döngüleri için kullanılan veri tipi array ise foreach çok az farkla daha hızlıdır, list kullanımı için for döngüsü daha hızlıdır, arraylist için ise for döngüsünün hızı zaman zaman 2 kata kadar daha hızlıdır.<text:line-break/><text:span text:style-name="Strong_20_Emphasis">6 -)</text:span> User İnterface kontrollerin isimleri Button için btn, Label için lbl, Combobox için cmb, Table için tbl, Checkbox için chk, Grid için grd ile başlamalıdır. Örneğin btnKaydet, cmbOgrenim, lblAd gibi[/box]<text:line-break/><text:span text:style-name="Strong_20_Emphasis">7 -)</text:span> Kodlama yapılırken comment eklenmelidir. Tek satır commentlemek için // ifadesi birden fazla satır için ise /* buaraya comment yazılacak */ şeklinde comment yazılmalıdır.<text:line-break/><text:span text:style-name="Strong_20_Emphasis">8 -)</text:span> Değişken, metod ve class isimleri anlaşılır olmalıdır. Uzun olmasının çok önemi yoktur. Kodun okunabilir olması için int a=0; gibi değişken tanımlamalar yerine long tcKimlikNo; şeklinde tanımlanmalıdır.<text:line-break/><text:span text:style-name="Strong_20_Emphasis">9 -)</text:span> Yüklü sorgu yapan ya da uzun süreli transactionı bulunan veritabanı işlemleri için stored procedured, function , view kullanılmalıdır. Bu yapıların kullanılmasını kodun performansını artıracaktır.<text:line-break/><text:span text:style-name="Strong_20_Emphasis">10 -)</text:span> Kodun okunabilir olması için kodu regionlarla bölebiliriz.<text:line-break/><text:span text:style-name="Strong_20_Emphasis">11 -)</text:span> UML Class Diagram, System Sequence Diagram, State Machine Diagram çizerek projeyi daha net görebiliriz.<text:line-break/><text:span text:style-name="Strong_20_Emphasis">12 -)</text:span> Yazılan her kod bloku için try – catch yapısı kullanılabilir.<text:line-break/><text:span text:style-name="Strong_20_Emphasis">13 -)</text:span> Gereksiz yere değişken kullanılmamalıdır.<text:line-break/><text:span text:style-name="Strong_20_Emphasis">14 -)</text:span> Grid kullanılan uygulamalarda db paging kullanılmalıdır.<text:line-break/><text:span text:style-name="Strong_20_Emphasis">15 -)</text:span> Eğer web uygulaması geliştiriyorsak css, js kodlarını html içine yazmak yerine ayrı birer dosyaya yazıp yazılan sayfamıza import edebiliriz.<text:line-break/><text:span text:style-name="Strong_20_Emphasis">16 -)</text:span> Design pattern lardan yararlanabiliriz.<text:line-break/><text:span text:style-name="Strong_20_Emphasis">17 -)</text:span> Junit, NUnit gibi test case toollarını kullanabiliriz.<text:line-break/><text:span text:style-name="Strong_20_Emphasis">18 -)</text:span> Solution yapısında düzenli bir klasörleme yapısı kullanarak takım çalışmasına daha yatkın projeler üretilebilir, örneğin style dosyaları bir klasör altında, javascript klasörleri bir klasör altında toplanabilir.<text:line-break/><text:span text:style-name="Strong_20_Emphasis">19 -)</text:span> Object oriented dillerde, class isimleri kesinlikle büyük harfle, fonksiyon isimleri kesinlikle küçük harfle başlamalıdır. Birden çok kelime içeren fonksiyon isimleri için, ilk kelimenin baş harfi küçük yazıldıktan sonra, diğer başlangıç harfleri büyük yazılabilir. Örneğin: addMeInDataBase();<text:line-break/><text:span text:style-name="Strong_20_Emphasis">20 -)</text:span> Try-Catch blokları içerisine spesifik düzenlenecek exception fonksiyonları için, fonksiyonun anlamını ortaya koyan kelimelerden sonra, Exception ekinin bulunması, kodları okunabilir yapar. Örneğin: DosyaAcmaException();<text:line-break/><text:span text:style-name="Strong_20_Emphasis">21 -)</text:span> Bir dosya içerisinde çok fazla satır kod bulundurulmamalı (örn: 2000 satır class olmaz) mümkün olduğu ölçüde bölünmeli<text:line-break/><text:span text:style-name="Strong_20_Emphasis">22 -)</text:span> Util Tools gibi küçük işlemleri kontrolleri yapabilecek fonksiyonları içerisinde toplayan <text:soft-page-break/>classlar oluşturulabilir.<text:line-break/><text:span text:style-name="Strong_20_Emphasis">23 -)</text:span> Yapılacak her iş O iş için tasarlanmış teknolojiyle geliştirilmeli(Örn: C#/Java ile client validation yapılmaz bunun için javascript var)<text:line-break/><text:span text:style-name="Strong_20_Emphasis">24 -)</text:span> Yapılacak uygulama mümkün olduğunca parçalanmalı her parça arasında belirlenmiş protokoller doğrultusunda haberleşme olmalı her parça bir birinden bağımsız çalışabilmeli(Örn: Katmanlı mimari)<text:line-break/><text:span text:style-name="Strong_20_Emphasis">25 -)</text:span> Algoritma hazırlanırken olabilecek en kısa ve sade olacak şekilde yapılmalı. Bunu yaparken daha karışık hal almamasına dikkat edilmeli.<text:line-break/><text:span text:style-name="Strong_20_Emphasis">26 -)</text:span> Kullanılan dilin sağladığı kolaylıklar tespit edilmeye çalışılmalı ve kullanılmalı (Visual Studio : #region #endregion / C# : extend metod )</text:p>
      <text:p text:style-name="Text_20_body"><text:span text:style-name="Strong_20_Emphasis">27 -)</text:span><text:span text:style-name="Strong_20_Emphasis"><text:span text:style-name="T2">JAVA’da KOD STANDARTLARI</text:span></text:span></text:p>
      <text:p text:style-name="Text_20_body"><text:span text:style-name="Strong_20_Emphasis"><text:span text:style-name="T4">Değişkenler:</text:span></text:span><text:span text:style-name="Strong_20_Emphasis"><text:span text:style-name="T3"> “_”,”$” veya bir harfle başlamak zorundadır.Küçük harf ile başlar.İkinci, üçüncü kelimenin ilk harfi büyük olur.</text:span></text:span></text:p>
      <text:p text:style-name="Text_20_body"><text:span text:style-name="Strong_20_Emphasis"><text:span text:style-name="T3">Örnek: int personelTcNumarasi;</text:span></text:span></text:p>
      <text:p text:style-name="Text_20_body"><text:span text:style-name="Strong_20_Emphasis">Sabitler:</text:span>Tamamı büyük harflar yazılır.Kelime arasına _ konulur</text:p>
      <text:p text:style-name="Text_20_body">Örnek: int MAX_VALUE;</text:p>
      <text:p text:style-name="Text_20_body"><text:span text:style-name="Strong_20_Emphasis">Classlar:</text:span>Büyük harfler başlar.İkinci, üçüncü kelimenin ilk hafleride büyük olur.</text:p>
      <text:p text:style-name="Text_20_body">Örnek: public class OgrenciBilgisi{}</text:p>
      <text:p text:style-name="Text_20_body"><text:span text:style-name="Strong_20_Emphasis">Metodlar:</text:span> Küçük harf ile başlar.İkinci, üçüncü kelimenin ilk harfi büyük olur.</text:p>
      <text:p text:style-name="Text_20_body">Örnek: public void personelEkleme ( ) { }</text:p>
      <text:p text:style-name="Text_20_body"><text:span text:style-name="Strong_20_Emphasis">Paketler:</text:span>Küçük harfler başlar.Aralarına nokta koyularak alt klasör isimleri yazılabilir.</text:p>
      <text:p text:style-name="Text_20_body">Örnek: package emrah.kahraman</text:p>
      <text:p text:style-name="Text_20_body"><text:span text:style-name="Strong_20_Emphasis"><text:span text:style-name="T3"/></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rsid="0000f807" officeooo:paragraph-rsid="0000f807"/>
    </style:style>
    <style:style style:name="MT1" style:family="text">
      <style:text-properties fo:font-size="20pt" style:font-size-asian="20pt" style:font-size-complex="2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span text:style-name="MT1">Kaliteli Yazılım Geliştirmek ve Kodlama Standartları</text:span></text:h>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1:51:17.608209641</meta:creation-date>
    <dc:date>2021-07-14T12:00:35.650735794</dc:date>
    <meta:editing-duration>PT9M23S</meta:editing-duration>
    <meta:editing-cycles>1</meta:editing-cycles>
    <meta:generator>LibreOffice/6.4.7.2$Linux_X86_64 LibreOffice_project/40$Build-2</meta:generator>
    <meta:document-statistic meta:table-count="0" meta:image-count="0" meta:object-count="0" meta:page-count="2" meta:paragraph-count="15" meta:word-count="579" meta:character-count="4359" meta:non-whitespace-character-count="3794"/>
  </office:meta>
</office:document-meta>
</file>